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/>
      <text:p text:style-name="P1">Video link:</text:p>
      <text:p text:style-name="P1">https://drive.google.com/drive/folders/1h-PTVuReCsoCa1I9bDk9Ua55-a0B_lLu?usp=sharing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